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rbel" svg:font-family="Corbe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Corbel" style:font-name-asian="Corbel" style:font-name-complex="Corbe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6" style:family="table-cell" style:parent-style-name="Excel_32_Built-in_32_Comma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9" style:family="table-cell" style:parent-style-name="Default" style:data-style-name="N38">
      <style:table-cell-properties fo:border="thin solid #000000" style:vertical-align="middle"/>
      <style:text-properties fo:color="#000000" style:font-name="Corbel" style:font-name-asian="Corbel" style:font-name-complex="Corbe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/>
      <style:text-properties fo:color="#000000" style:font-name="Corbel" style:font-name-asian="Corbel" style:font-name-complex="Corbe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color="#000000" style:font-name="Corbel" style:font-name-asian="Corbel" style:font-name-complex="Corbel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fo:color="#000000" style:font-name="Corbel" style:font-name-asian="Corbel" style:font-name-complex="Corbel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0000" style:font-name="Corbel" style:font-name-asian="Corbel" style:font-name-complex="Corbel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color="#000000" style:font-name="Corbel" style:font-name-asian="Corbel" style:font-name-complex="Corbe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10pt" style:font-size-asian="10pt" style:font-size-complex="10pt"/>
    </style:style>
    <style:style style:name="ce28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2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color="#000000" style:font-name="Corbel" style:font-name-asian="Corbel" style:font-name-complex="Corbel" fo:font-size="10pt" style:font-size-asian="10pt" style:font-size-complex="10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3" table:number-columns-repeated="16375" table:default-cell-style-name="ce11"/>
        <table:table-row table:style-name="ro1">
          <table:table-cell office:value-type="string" table:number-columns-spanned="4" table:number-rows-spanned="1" table:style-name="ce16">
            <text:p>Empresa: Marybook Comercio LTDA</text:p>
          </table:table-cell>
          <table:covered-table-cell table:number-columns-repeated="3"/>
          <table:table-cell office:value-type="string" table:number-columns-spanned="5" table:number-rows-spanned="1" table:style-name="ce17">
            <text:p>Carimbo do CNPJ da Empresa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office:value-type="string" table:number-columns-spanned="4" table:number-rows-spanned="1" table:style-name="ce16">
            <text:p>Endereço: Rod. Paulino Burigo, 748</text:p>
          </table:table-cell>
          <table:covered-table-cell table:number-columns-repeated="3"/>
          <table:table-cell table:number-columns-spanned="5" table:number-rows-spanned="5" table:style-name="ce18"/>
          <table:covered-table-cell table:number-columns-repeated="4"/>
          <table:table-cell table:number-columns-repeated="16375" table:style-name="ce1"/>
        </table:table-row>
        <table:table-row table:style-name="ro1">
          <table:table-cell office:value-type="string" table:number-columns-spanned="4" table:number-rows-spanned="1" table:style-name="ce16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 table:style-name="ce1"/>
        </table:table-row>
        <table:table-row table:style-name="ro1">
          <table:table-cell office:value-type="string" table:number-columns-spanned="4" table:number-rows-spanned="1" table:style-name="ce16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Agência: 2118-0</text:p>
          </table:table-cell>
          <table:covered-table-cell/>
          <table:table-cell office:value-type="string" table:number-columns-spanned="2" table:number-rows-spanned="1" table:style-name="ce16">
            <text:p>Conta Corrente: 11347-6</text:p>
          </table:table-cell>
          <table:covered-table-cell/>
          <table:covered-table-cell/>
          <table:covered-table-cell table:number-columns-repeated="4"/>
          <table:table-cell table:number-columns-repeated="16375" table:style-name="ce1"/>
        </table:table-row>
        <table:table-row table:style-name="ro1">
          <table:table-cell office:value-type="string" table:number-columns-spanned="4" table:number-rows-spanned="1" table:style-name="ce16">
            <text:p>Telefone Empresa: 48-3432-0214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3" table:style-name="ce3"/>
          <table:table-cell office:value-type="string" table:number-columns-spanned="3" table:number-rows-spanned="1" table:style-name="ce19">
            <text:p>ORÇAMENTO</text:p>
          </table:table-cell>
          <table:covered-table-cell table:number-columns-repeated="2"/>
          <table:table-cell table:number-columns-repeated="3" table:style-name="ce3"/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16">
            <text:p>Unidade Escolar: APP EMEF PROF MARIA DA GLORIA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16">
            <text:p>Endereço: RUA JOAQUIM MENDES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16">
            <text:p>Município: IÇARA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16">
            <text:p>Telefone: (48) 3430-1139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16">
            <text:p>CNPJ: 83.595.611/0001-57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16">
            <text:p>Recurso: PDDE 2023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number-columns-repeated="9" table:style-name="ce3"/>
          <table:table-cell table:number-columns-repeated="16375" table:style-name="ce1"/>
        </table:table-row>
        <table:table-row table:style-name="ro1">
          <table:table-cell table:style-name="ce3"/>
          <table:table-cell office:value-type="string" table:number-columns-spanned="7" table:number-rows-spanned="1" table:style-name="ce20">
            <text:p>PRAZO ENTREGA / EXECUÇÃO DO SERVIÇO: Imediato</text:p>
          </table:table-cell>
          <table:covered-table-cell table:number-columns-repeated="6"/>
          <table:table-cell table:style-name="ce3"/>
          <table:table-cell table:number-columns-repeated="16375" table:style-name="ce1"/>
        </table:table-row>
        <table:table-row table:style-name="ro1">
          <table:table-cell table:number-columns-repeated="9" table:style-name="ce3"/>
          <table:table-cell table:number-columns-repeated="16375" table:style-name="ce1"/>
        </table:table-row>
        <table:table-row table:style-name="ro2">
          <table:table-cell office:value-type="string" table:style-name="ce4">
            <text:p>Item</text:p>
          </table:table-cell>
          <table:table-cell office:value-type="string" table:number-columns-spanned="5" table:number-rows-spanned="1" table:style-name="ce21">
            <text:p>Especificação e Marca do Produto</text:p>
          </table:table-cell>
          <table:covered-table-cell table:number-columns-repeated="4"/>
          <table:table-cell office:value-type="string" table:style-name="ce4">
            <text:p>Quant</text:p>
          </table:table-cell>
          <table:table-cell office:value-type="string" table:style-name="ce5">
            <text:p>Valor</text:p>
            <text:p>Unitário</text:p>
          </table:table-cell>
          <table:table-cell office:value-type="string" table:style-name="ce5">
            <text:p>Valor</text:p>
            <text:p>Total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6">
            <text:p>01</text:p>
          </table:table-cell>
          <table:table-cell office:value-type="string" table:number-columns-spanned="5" table:number-rows-spanned="1" table:style-name="ce22">
            <text:p>CARTOLINA A4 120G COM 50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11.5" table:style-name="ce8">
            <text:p>R$ 11,50</text:p>
          </table:table-cell>
          <table:table-cell office:value-type="float" office:value="230" table:formula="of:=[.H18]*[.G18]" table:style-name="ce9">
            <text:p>R$ 230,00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6">
            <text:p>02</text:p>
          </table:table-cell>
          <table:table-cell office:value-type="string" table:number-columns-spanned="5" table:number-rows-spanned="1" table:style-name="ce22">
            <text:p>PLASTICO PARA PLASTIFICACAO</text:p>
          </table:table-cell>
          <table:covered-table-cell table:number-columns-repeated="4"/>
          <table:table-cell office:value-type="float" office:value="3" table:style-name="ce7">
            <text:p>3</text:p>
          </table:table-cell>
          <table:table-cell office:value-type="float" office:value="219.9" table:style-name="ce8">
            <text:p>R$ 219,90</text:p>
          </table:table-cell>
          <table:table-cell office:value-type="float" office:value="659.7" table:formula="of:=[.H19]*[.G19]" table:style-name="ce9">
            <text:p>R$ 659,7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6">
            <text:p>03</text:p>
          </table:table-cell>
          <table:table-cell office:value-type="string" table:number-columns-spanned="5" table:number-rows-spanned="1" table:style-name="ce22">
            <text:p>TINTA MARCADOR QUADRO BRANCO REABASTECEDOR 1L PRETO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309.89999999999998" table:style-name="ce8">
            <text:p>R$ 309,90</text:p>
          </table:table-cell>
          <table:table-cell office:value-type="float" office:value="619.79999999999995" table:formula="of:=[.H20]*[.G20]" table:style-name="ce9">
            <text:p>R$ 619,80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6">
            <text:p>04</text:p>
          </table:table-cell>
          <table:table-cell office:value-type="string" table:number-columns-spanned="5" table:number-rows-spanned="1" table:style-name="ce22">
            <text:p>PAPEL PARDO</text:p>
          </table:table-cell>
          <table:covered-table-cell table:number-columns-repeated="4"/>
          <table:table-cell office:value-type="float" office:value="18" table:style-name="ce7">
            <text:p>18</text:p>
          </table:table-cell>
          <table:table-cell office:value-type="float" office:value="19.8" table:style-name="ce8">
            <text:p>R$ 19,80</text:p>
          </table:table-cell>
          <table:table-cell office:value-type="float" office:value="356.40000000000003" table:formula="of:=[.H21]*[.G21]" table:style-name="ce9">
            <text:p>R$ 356,40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6">
            <text:p>05</text:p>
          </table:table-cell>
          <table:table-cell office:value-type="string" table:number-columns-spanned="5" table:number-rows-spanned="1" table:style-name="ce22">
            <text:p>PLASTICO ENCADERNACAO A4</text:p>
          </table:table-cell>
          <table:covered-table-cell table:number-columns-repeated="4"/>
          <table:table-cell office:value-type="float" office:value="51" table:style-name="ce7">
            <text:p>51</text:p>
          </table:table-cell>
          <table:table-cell office:value-type="float" office:value="5.8" table:style-name="ce8">
            <text:p>R$ 5,80</text:p>
          </table:table-cell>
          <table:table-cell office:value-type="float" office:value="295.8" table:formula="of:=[.H22]*[.G22]" table:style-name="ce9">
            <text:p>R$ 295,80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6">
            <text:p>06</text:p>
          </table:table-cell>
          <table:table-cell office:value-type="string" table:number-columns-spanned="5" table:number-rows-spanned="1" table:style-name="ce23">
            <text:p>EVA PLACA LISA CORES</text:p>
          </table:table-cell>
          <table:covered-table-cell table:number-columns-repeated="4"/>
          <table:table-cell office:value-type="float" office:value="50" table:style-name="ce7">
            <text:p>50</text:p>
          </table:table-cell>
          <table:table-cell office:value-type="float" office:value="3.8" table:style-name="ce8">
            <text:p>R$ 3,80</text:p>
          </table:table-cell>
          <table:table-cell office:value-type="float" office:value="190" table:formula="of:=[.H23]*[.G23]" table:style-name="ce9">
            <text:p>R$ 190,00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6">
            <text:p>07</text:p>
          </table:table-cell>
          <table:table-cell office:value-type="string" table:number-columns-spanned="5" table:number-rows-spanned="1" table:style-name="ce22">
            <text:p>EVA PLACA GLITER ESTAMPA</text:p>
          </table:table-cell>
          <table:covered-table-cell table:number-columns-repeated="4"/>
          <table:table-cell office:value-type="float" office:value="50" table:style-name="ce7">
            <text:p>50</text:p>
          </table:table-cell>
          <table:table-cell office:value-type="float" office:value="8.9" table:style-name="ce8">
            <text:p>R$ 8,90</text:p>
          </table:table-cell>
          <table:table-cell office:value-type="float" office:value="445" table:formula="of:=[.H24]*[.G24]" table:style-name="ce9">
            <text:p>R$ 445,0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6">
            <text:p>08</text:p>
          </table:table-cell>
          <table:table-cell office:value-type="string" table:number-columns-spanned="5" table:number-rows-spanned="1" table:style-name="ce22">
            <text:p>BLOCO A3 EDUCACAO ARTISTICA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28.8" table:style-name="ce8">
            <text:p>R$ 28,80</text:p>
          </table:table-cell>
          <table:table-cell office:value-type="float" office:value="576" table:formula="of:=[.H25]*[.G25]" table:style-name="ce9">
            <text:p>R$ 576,00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6">
            <text:p>09</text:p>
          </table:table-cell>
          <table:table-cell office:value-type="string" table:number-columns-spanned="5" table:number-rows-spanned="1" table:style-name="ce22">
            <text:p>BLOCO TECNICO A3 SEM MARGEM</text:p>
          </table:table-cell>
          <table:covered-table-cell table:number-columns-repeated="4"/>
          <table:table-cell office:value-type="float" office:value="16" table:style-name="ce7">
            <text:p>16</text:p>
          </table:table-cell>
          <table:table-cell office:value-type="float" office:value="19.899999999999999" table:style-name="ce8">
            <text:p>R$ 19,90</text:p>
          </table:table-cell>
          <table:table-cell office:value-type="float" office:value="318.39999999999998" table:formula="of:=[.H26]*[.G26]" table:style-name="ce9">
            <text:p>R$ 318,40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number-columns-spanned="5" table:number-rows-spanned="1" table:style-name="ce22">
            <text:p>ENVELOPE PLAST SEM FUROS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244.8" table:style-name="ce8">
            <text:p>R$ 244,80</text:p>
          </table:table-cell>
          <table:table-cell office:value-type="float" office:value="489.6" table:formula="of:=[.H27]*[.G27]" table:style-name="ce9">
            <text:p>R$ 489,60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number-columns-spanned="5" table:number-rows-spanned="1" table:style-name="ce22">
            <text:p>TINTA MARCADOR QUADRO BRANCO REABASTECEDOR 1L VERMELHO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329.9" table:style-name="ce8">
            <text:p>R$ 329,90</text:p>
          </table:table-cell>
          <table:table-cell office:value-type="float" office:value="659.8" table:formula="of:=[.H28]*[.G28]" table:style-name="ce9">
            <text:p>R$ 659,80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number-columns-spanned="5" table:number-rows-spanned="1" table:style-name="ce22">
            <text:p>TINTA MARCADOR QUADRO BRANCO REABASTECEDOR 1L AZUL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329.9" table:style-name="ce8">
            <text:p>R$ 329,90</text:p>
          </table:table-cell>
          <table:table-cell office:value-type="float" office:value="659.8" table:formula="of:=[.H29]*[.G29]" table:style-name="ce9">
            <text:p>R$ 659,80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2" table:number-rows-spanned="1" table:style-name="ce24">
            <text:p>Data</text:p>
          </table:table-cell>
          <table:covered-table-cell/>
          <table:table-cell office:value-type="string" table:number-columns-spanned="2" table:number-rows-spanned="2" table:style-name="ce25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6">
            <text:p>TOTAIS</text:p>
            <text:p/>
          </table:table-cell>
          <table:covered-table-cell/>
          <table:table-cell office:value-type="string" table:number-columns-spanned="2" table:number-rows-spanned="2" table:style-name="ce27">
            <text:p>Data de validade da proposta: 31/12/2023</text:p>
          </table:table-cell>
          <table:covered-table-cell/>
          <table:table-cell office:value-type="string" table:style-name="ce10">
            <text:p>TOTAL GERAL</text:p>
          </table:table-cell>
          <table:table-cell table:number-columns-repeated="16375"/>
        </table:table-row>
        <table:table-row table:style-name="ro4">
          <table:table-cell table:style-name="ce12"/>
          <table:table-cell table:style-name="ce13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500.3000000000011" table:formula="of:=SUM([.I18:.I29])-[.G33]" table:number-columns-spanned="1" table:number-rows-spanned="4" table:style-name="ce28">
            <text:p>R$ 5.500,30</text:p>
          </table:table-cell>
          <table:table-cell table:number-columns-repeated="16375"/>
        </table:table-row>
        <table:table-row table:style-name="ro5">
          <table:table-cell office:value-type="date" office:date-value="2023-06-10T00:00:00" table:number-columns-spanned="2" table:number-rows-spanned="3" table:style-name="ce29">
            <text:p>10/6/2023</text:p>
          </table:table-cell>
          <table:covered-table-cell/>
          <table:table-cell table:number-columns-spanned="2" table:number-rows-spanned="3" table:style-name="ce18"/>
          <table:covered-table-cell/>
          <table:table-cell office:value-type="float" office:value="5500.3000000000011" table:formula="of:=SUM([.I18:.I29])" table:number-columns-spanned="2" table:number-rows-spanned="3" table:style-name="ce28">
            <text:p>R$ 5.500,30</text:p>
          </table:table-cell>
          <table:covered-table-cell/>
          <table:table-cell office:value-type="string" table:number-columns-spanned="2" table:number-rows-spanned="1" table:style-name="ce30">
            <text:p>Desconto</text:p>
          </table:table-cell>
          <table:covered-table-cell/>
          <table:covered-table-cell/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31"/>
          <table:covered-table-cell/>
          <table:covered-table-cell/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3">
          <table:table-cell office:value-type="string" table:number-columns-spanned="4" table:number-rows-spanned="1" table:style-name="ce32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33">
            <text:p>Gerente da GEREI</text:p>
          </table:table-cell>
          <table:covered-table-cell table:number-columns-repeated="2"/>
          <table:table-cell table:style-name="ce14"/>
          <table:table-cell table:style-name="ce15"/>
          <table:table-cell table:number-columns-repeated="16375"/>
        </table:table-row>
        <table:table-row table:style-name="ro3">
          <table:table-cell office:value-type="string" table:number-columns-spanned="4" table:number-rows-spanned="3" table:style-name="ce34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34">
            <text:p>___________________</text:p>
            <text:p>Carimbo e assinatura</text:p>
          </table:table-cell>
          <table:covered-table-cell table:number-columns-repeated="4"/>
          <table:table-cell table:number-columns-repeated="16375"/>
        </table:table-row>
        <table:table-row table:number-rows-repeated="2" table:style-name="ro5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number-rows-repeated="10485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rbel" svg:font-family="Corbel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number:number-style style:name="N37">
      <number:number number:decimal-places="0" number:min-decimal-places="0" number:min-integer-digits="2"/>
    </number:number-style>
    <number:number-style style:name="N38">
      <number:text>R$ </number:text>
      <number:number number:decimal-places="2" number:min-decimal-places="2" number:min-integer-digits="1" number:grouping="true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0">
      <style:table-cell-properties style:vertical-align="automatic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fo:font-size="11pt" style:font-size-asian="11pt" style:font-size-complex="11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/>
      <style:text-properties fo:color="#CC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TOMAR</meta:initial-creator>
    <dc:creator>Victor Farias Casagrande</dc:creator>
    <meta:creation-date>2023-08-25T19:28:57Z</meta:creation-date>
    <dc:date>2023-09-20T20:53:35Z</dc:date>
    <meta:print-date>2023-09-20T19:52:34Z</meta:print-date>
    <meta:editing-cycles>1</meta:editing-cycles>
    <meta:editing-duration>PT549S</meta:editing-duration>
    <meta:user-defined meta:name="AppVersion">16.0300</meta:user-defined>
  </office:meta>
</office:document-meta>
</file>